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text inserted at 2024-09-20 22:28:49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0T22:28:48.999364862</meta:creation-date>
    <dc:date>2024-09-20T22:28:49.193454182</dc:date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49" meta:non-whitespace-character-count="41"/>
    <meta:generator>LibreOffice/5.4.6.1$Linux_X86_64 LibreOffice_project/7d6c666f03cf1f0a0c2c51a17c0f67a8d5a8012b</meta:generator>
  </office:meta>
</office:document-meta>
</file>